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A8CF9F3149DA996BAC.png" manifest:media-type="image/png"/>
  <manifest:file-entry manifest:full-path="Pictures/100002010000010C000000BC3FA052A3DAE55AF6.png" manifest:media-type="image/png"/>
  <manifest:file-entry manifest:full-path="Pictures/100000000000028A000000FD28D4222F9C8A0536.png" manifest:media-type="image/png"/>
  <manifest:file-entry manifest:full-path="Pictures/10000000000004A3000000A09769B8B1FF09C567.png" manifest:media-type="image/png"/>
  <manifest:file-entry manifest:full-path="Pictures/1000000000000194000000E277C325546CBF37E5.png" manifest:media-type="image/png"/>
  <manifest:file-entry manifest:full-path="Pictures/1000020100000122000000AE3107678B40987312.png" manifest:media-type="image/png"/>
  <manifest:file-entry manifest:full-path="Pictures/1000000000000435000000FF67CE4F4DBF8971CB.png" manifest:media-type="image/png"/>
  <manifest:file-entry manifest:full-path="Pictures/100000000000039F000000872870A1FDC2A0327E.png" manifest:media-type="image/png"/>
  <manifest:file-entry manifest:full-path="Pictures/100002010000027E000001DF82914198A2800390.png" manifest:media-type="image/png"/>
  <manifest:file-entry manifest:full-path="Pictures/10000000000005D2000000A612E5978AEC96A00E.png" manifest:media-type="image/png"/>
  <manifest:file-entry manifest:full-path="Pictures/1000000000000112000000B85504B189BAE69F30.jpg" manifest:media-type="image/jpeg"/>
  <manifest:file-entry manifest:full-path="Pictures/100000000000017200000019E1B7A3C0131E9653.png" manifest:media-type="image/png"/>
  <manifest:file-entry manifest:full-path="Pictures/10000201000001430000009CC5A43A084A0AB06C.png" manifest:media-type="image/png"/>
  <manifest:file-entry manifest:full-path="Pictures/10000201000001910000004498970DC6167031CF.png" manifest:media-type="image/png"/>
  <manifest:file-entry manifest:full-path="Pictures/10000000000001950000008B1192573977799C71.png" manifest:media-type="image/png"/>
  <manifest:file-entry manifest:full-path="Pictures/10000000000000EF00000156811F8EBB89334AD7.png" manifest:media-type="image/png"/>
  <manifest:file-entry manifest:full-path="Pictures/10000000000006900000041A33819E2C2100EB69.png" manifest:media-type="image/png"/>
  <manifest:file-entry manifest:full-path="Pictures/10000201000000E1000000E174A0C07AD1BC8727.png" manifest:media-type="image/png"/>
  <manifest:file-entry manifest:full-path="Pictures/10000000000000CA00000246CCBE5233C9729E7C.png" manifest:media-type="image/png"/>
  <manifest:file-entry manifest:full-path="Pictures/100000000000037800000280DB8C7984FC334E6E.png" manifest:media-type="image/png"/>
  <manifest:file-entry manifest:full-path="Pictures/1000000000000321000000A3098497AA897D1A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fo:font-weight="normal" officeooo:rsid="00257268" officeooo:paragraph-rsid="00257268" style:font-size-asian="12pt" style:font-weight-asian="normal" style:font-size-complex="12pt" style:font-weight-complex="normal"/>
    </style:style>
    <style:style style:name="P21" style:family="paragraph" style:parent-style-name="Standard">
      <style:text-properties fo:font-size="12pt" fo:language="fr" fo:country="FR" fo:font-weight="normal" officeooo:rsid="00257268" officeooo:paragraph-rsid="002b365d" style:font-size-asian="12pt" style:font-weight-asian="normal" style:font-size-complex="12pt" style:font-weight-complex="normal"/>
    </style:style>
    <style:style style:name="P22" style:family="paragraph" style:parent-style-name="Standard">
      <style:text-properties fo:font-size="12pt" fo:language="fr" fo:country="FR" fo:font-weight="normal" officeooo:paragraph-rsid="00257268" style:font-size-asian="12pt" style:font-weight-asian="normal" style:font-size-complex="12pt" style:font-weight-complex="normal"/>
    </style:style>
    <style:style style:name="P23"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none" fo:font-weight="normal" officeooo:rsid="0020ab1a" officeooo:paragraph-rsid="0020ab1a" style:font-size-asian="12pt" style:font-weight-asian="normal" style:font-size-complex="12pt" style:font-weight-complex="normal"/>
    </style:style>
    <style:style style:name="P25" style:family="paragraph" style:parent-style-name="Standard">
      <style:text-properties fo:font-size="12pt" fo:language="fr" fo:country="FR" style:text-underline-style="none" fo:font-weight="bold" officeooo:rsid="001eecff" officeooo:paragraph-rsid="001eecff" style:font-size-asian="12pt" style:font-weight-asian="bold" style:font-size-complex="12pt" style:font-weight-complex="bold"/>
    </style:style>
    <style:style style:name="P26" style:family="paragraph" style:parent-style-name="Standard">
      <style:text-properties fo:font-size="12pt" fo:language="fr" fo:country="FR" style:font-size-asian="12pt" style:font-size-complex="12pt"/>
    </style:style>
    <style:style style:name="P27"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9" style:family="paragraph" style:parent-style-name="Standard">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30"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31"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32"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33"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34" style:family="paragraph" style:parent-style-name="Standard">
      <style:text-properties fo:font-variant="normal" fo:text-transform="none" fo:color="#000000" style:font-name="Times New Roman" fo:font-size="12pt" fo:letter-spacing="normal" fo:font-style="normal" fo:font-weight="normal" officeooo:paragraph-rsid="001eecff"/>
    </style:style>
    <style:style style:name="P35"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6"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7"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8"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9"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40"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41"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2"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4"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5"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6"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7" style:family="paragraph" style:parent-style-name="Standard">
      <style:paragraph-properties fo:break-before="page"/>
      <style:text-properties fo:font-size="13pt" fo:language="fr" fo:country="FR" style:font-size-asian="13pt" style:font-size-complex="13pt"/>
    </style:style>
    <style:style style:name="P48"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9"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50" style:family="paragraph" style:parent-style-name="Standard">
      <style:paragraph-properties fo:break-before="page"/>
      <style:text-properties fo:font-size="12pt" fo:language="fr" fo:country="FR" fo:font-weight="normal" officeooo:rsid="00257268" officeooo:paragraph-rsid="00257268" style:font-size-asian="12pt" style:font-weight-asian="normal" style:font-size-complex="12pt" style:font-weight-complex="normal"/>
    </style:style>
    <style:style style:name="P51"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Standard">
      <style:paragraph-properties fo:break-before="page"/>
      <style:text-properties fo:font-size="12pt" fo:language="fr" fo:country="FR" style:text-underline-style="solid" style:text-underline-width="auto" style:text-underline-color="font-color" fo:font-weight="bold" officeooo:rsid="001eecff" officeooo:paragraph-rsid="001eecff" style:font-size-asian="12pt" style:font-weight-asian="bold" style:font-size-complex="12pt" style:font-weight-complex="bold"/>
    </style:style>
    <style:style style:name="P53"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4" style:family="paragraph" style:parent-style-name="Text_20_body">
      <style:paragraph-properties fo:margin-left="0.7638in" fo:margin-right="0.7638in" fo:text-indent="0in" style:auto-text-indent="false"/>
    </style:style>
    <style:style style:name="P55"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6" style:family="paragraph" style:parent-style-name="Standard">
      <style:text-properties fo:color="#000000" fo:font-size="12pt" fo:language="fr" fo:country="FR" style:text-underline-style="none" style:font-size-asian="12pt" style:font-size-complex="12pt"/>
    </style:style>
    <style:style style:name="P57"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58" style:family="paragraph" style:parent-style-name="Standard">
      <style:text-properties fo:font-variant="normal" fo:text-transform="none" fo:color="#000000" style:font-name="arial" fo:font-size="12pt" fo:letter-spacing="normal" fo:language="fr" fo:country="FR" fo:font-style="normal" fo:font-weight="normal" officeooo:rsid="00275d69" officeooo:paragraph-rsid="00257268" style:font-size-asian="12pt" style:font-weight-asian="normal" style:font-size-complex="12pt" style:font-weight-complex="normal"/>
    </style:style>
    <style:style style:name="P59" style:family="paragraph" style:parent-style-name="Standard">
      <style:text-properties fo:font-variant="normal" fo:text-transform="none" fo:color="#000000" style:font-name="arial" fo:font-size="12pt" fo:letter-spacing="normal" fo:language="fr" fo:country="FR" fo:font-style="normal" fo:font-weight="normal" officeooo:rsid="00275d69" officeooo:paragraph-rsid="00275d69" style:font-size-asian="12pt" style:font-weight-asian="normal" style:font-size-complex="12pt" style:font-weight-complex="normal"/>
    </style:style>
    <style:style style:name="P60"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61" style:family="paragraph" style:parent-style-name="Standard">
      <style:text-properties fo:font-variant="normal" fo:text-transform="none" fo:color="#545454" style:font-name="arial" fo:font-size="12pt" fo:letter-spacing="normal" fo:language="fr" fo:country="FR" fo:font-style="normal" fo:font-weight="normal" officeooo:rsid="00275d69" officeooo:paragraph-rsid="00275d69" style:font-size-asian="12pt" style:font-weight-asian="normal" style:font-size-complex="12pt" style:font-weight-complex="normal"/>
    </style:style>
    <style:style style:name="P62" style:family="paragraph" style:parent-style-name="Standard">
      <style:text-properties fo:font-variant="normal" fo:text-transform="none" fo:color="#545454" style:font-name="arial" fo:font-size="12pt" fo:letter-spacing="normal" fo:language="fr" fo:country="FR" fo:font-style="normal" fo:font-weight="normal" officeooo:rsid="00257268" officeooo:paragraph-rsid="00257268" style:font-size-asian="12pt" style:font-weight-asian="normal" style:font-size-complex="12pt" style:font-weight-complex="normal"/>
    </style:style>
    <style:style style:name="P63"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64"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65" style:family="paragraph" style:parent-style-name="Standard" style:list-style-name="L1">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66" style:family="paragraph" style:parent-style-name="Standard" style:list-style-name="L1">
      <style:text-properties fo:font-variant="normal" fo:text-transform="none" fo:color="#333333" style:font-name="Monaco" fo:font-size="10pt" fo:letter-spacing="normal" fo:language="fr" fo:country="FR" fo:font-style="normal" fo:font-weight="bold" officeooo:paragraph-rsid="0036f717" fo:background-color="#ffffff" style:font-size-asian="10pt" style:font-weight-asian="bold" style:font-size-complex="10pt" style:font-weight-complex="bold"/>
    </style:style>
    <style:style style:name="P67" style:family="paragraph" style:parent-style-name="Standard">
      <style:text-properties fo:font-variant="normal" fo:text-transform="none" fo:color="#333333" style:font-name="Monaco" fo:font-size="10pt" fo:letter-spacing="normal" fo:language="fr" fo:country="FR" fo:font-style="normal" fo:font-weight="bold" officeooo:paragraph-rsid="00330aa1" fo:background-color="#ffffff" style:font-size-asian="10pt" style:font-weight-asian="bold" style:font-size-complex="10pt" style:font-weight-complex="bold"/>
    </style:style>
    <style:style style:name="P68" style:family="paragraph" style:parent-style-name="Standard">
      <style:text-properties fo:font-variant="normal" fo:text-transform="none" fo:color="#333333" style:font-name="Monaco" fo:font-size="10pt" fo:letter-spacing="normal" fo:language="fr" fo:country="FR" fo:font-style="normal" fo:font-weight="bold" officeooo:paragraph-rsid="0036f717" fo:background-color="#ffffff" style:font-size-asian="10pt" style:font-weight-asian="bold" style:font-size-complex="10pt" style:font-weight-complex="bold"/>
    </style:style>
    <style:style style:name="P69"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70" style:family="paragraph" style:parent-style-name="Standard">
      <style:text-properties fo:font-variant="normal" fo:text-transform="none" fo:color="#333333" style:font-name="Monaco" fo:font-size="10pt" fo:letter-spacing="normal" fo:language="fr" fo:country="FR" fo:font-style="normal" fo:font-weight="normal" officeooo:paragraph-rsid="003413f6" fo:background-color="#ffffff" style:font-size-asian="10pt" style:font-weight-asian="normal" style:font-size-complex="10pt" style:font-weight-complex="normal"/>
    </style:style>
    <style:style style:name="P71" style:family="paragraph" style:parent-style-name="Standard" style:list-style-name="L1">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72" style:family="paragraph" style:parent-style-name="Standard">
      <style:text-properties fo:font-size="12pt" fo:language="fr" fo:country="FR" fo:font-weight="normal" style:font-size-asian="12pt" style:font-weight-asian="normal" style:font-size-complex="12pt" style:font-weight-complex="normal"/>
    </style:style>
    <style:style style:name="P73" style:family="paragraph" style:parent-style-name="Standard">
      <style:text-properties fo:font-size="12pt" fo:language="fr" fo:country="FR" fo:font-weight="normal" officeooo:rsid="00275d69" officeooo:paragraph-rsid="00257268" style:font-size-asian="12pt" style:font-weight-asian="normal" style:font-size-complex="12pt" style:font-weight-complex="normal"/>
    </style:style>
    <style:style style:name="P74" style:family="paragraph">
      <style:paragraph-properties fo:text-align="center"/>
    </style:style>
    <style:style style:name="P75" style:family="paragraph">
      <loext:graphic-properties draw:fill="none" draw:fill-color="#ffffff"/>
    </style:style>
    <style:style style:name="P76" style:family="paragraph">
      <loext:graphic-properties draw:fill-color="#ff99ff"/>
      <style:paragraph-properties fo:text-align="center"/>
    </style:style>
    <style:style style:name="P77" style:family="paragraph">
      <loext:graphic-properties draw:fill-color="#00ff66"/>
    </style:style>
    <style:style style:name="P78" style:family="paragraph">
      <style:text-properties fo:color="#009933" fo:font-weight="bold" style:font-weight-asian="bold" style:font-weight-complex="bold"/>
    </style:style>
    <style:style style:name="P79" style:family="paragraph">
      <loext:graphic-properties draw:fill="none" draw:fill-color="#ffffff"/>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7"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9" style:family="text">
      <style:text-properties fo:font-variant="normal" fo:text-transform="none" fo:color="#000000" style:font-name="Roboto-Regular-webfont" fo:font-size="14pt" fo:letter-spacing="normal" fo:font-style="normal" fo:font-weight="normal" loext:padding="0in" loext:border="none"/>
    </style:style>
    <style:style style:name="T10"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3" style:family="text">
      <style:text-properties fo:font-variant="normal" fo:text-transform="none" fo:color="#000000" style:font-name="arial" fo:letter-spacing="normal" fo:font-style="normal" officeooo:rsid="00275d69"/>
    </style:style>
    <style:style style:name="T14" style:family="text">
      <style:text-properties fo:font-variant="normal" fo:text-transform="none" fo:color="#000000" style:font-name="arial" fo:font-size="9.35000038146973pt" fo:letter-spacing="normal" fo:font-style="normal" officeooo:rsid="00275d69"/>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Source Sans Pro" fo:font-size="10.6499996185303pt" fo:letter-spacing="normal" fo:font-style="normal"/>
    </style:style>
    <style:style style:name="T19" style:family="text">
      <style:text-properties fo:font-variant="normal" fo:text-transform="none" fo:letter-spacing="normal"/>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3pt" fo:language="fr" fo:country="FR" fo:font-weight="bold"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style:font-name="Symbol" style:font-name-asian="Symbol" style:font-name-complex="Symbol"/>
    </style:style>
    <style:style style:name="T25"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TimesNewRomanPS-ItalicMT" fo:font-style="italic" style:font-name-asian="TimesNewRomanPS-ItalicMT" style:font-style-asian="italic" style:font-name-complex="TimesNewRomanPS-ItalicMT" style:font-style-complex="italic"/>
    </style:style>
    <style:style style:name="T27" style:family="text">
      <style:text-properties fo:language="fr" fo:country="FR" style:text-underline-style="none" officeooo:rsid="001eecff" style:font-size-asian="12pt" style:font-weight-asian="bold" style:font-size-complex="12pt" style:font-weight-complex="bold"/>
    </style:style>
    <style:style style:name="T28" style:family="text">
      <style:text-properties style:font-size-asian="12pt" style:font-size-complex="12pt"/>
    </style:style>
    <style:style style:name="T29" style:family="text">
      <style:text-properties officeooo:rsid="002302b9"/>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officeooo:rsid="002b365d"/>
    </style:style>
    <style:style style:name="T32" style:family="text">
      <style:text-properties style:text-underline-style="solid" style:text-underline-width="auto" style:text-underline-color="font-color"/>
    </style:style>
    <style:style style:name="T33" style:family="text">
      <style:text-properties fo:font-style="italic" style:font-style-asian="italic" style:font-style-complex="italic"/>
    </style:style>
    <style:style style:name="T34"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1528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1.072in" fo:min-width="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48in" draw:marker-end-width="0.148in" draw:textarea-horizontal-align="center" draw:textarea-vertical-align="middle" fo:padding-top="0.0028in" fo:padding-bottom="0.0028in" fo:padding-left="0.0028in" fo:padding-right="0.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1.0681in" fo:min-width="0.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1575in" fo:min-width="4.83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3319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98970DC6167031CF.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26">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6"/>
      <text:p text:style-name="P26">Par la suite , mon formateur M. Noël MAURICE ainsi que <text:s/>son homologue M.Jean-Jacques PAGAN pour leurs enseignements, conseils et expériences professionnelles transmises tout au long de la formation continue.</text:p>
      <text:p text:style-name="P26"><text:s text:c="6"/></text:p>
      <text:p text:style-name="P26"><text:s text:c="2"/>Ma reconnaissance s’adresse aussi à tous mes collègues d’apprentissage : Jérémy, Cyril, Giovani, Karla, Sébastien, Alain, Guillaume, Isabelle, Adrien et Lucien qui m’ont aidés et avec qui j’ai échangé des rapports enrichissant et cordiaux.</text:p>
      <text:p text:style-name="P26"/>
      <text:p text:style-name="P26"><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6"/>
      <text:p text:style-name="P26">Enfin, je remercie ma femme qui m’a soutenue et encouragée quotidiennement dans cette démarche personnelle et professionnelle.</text:p>
      <text:p text:style-name="P10"/>
      <text:p text:style-name="P10"/>
      <text:p text:style-name="P9">2. INTRODUCTION</text:p>
      <text:p text:style-name="P10"/>
      <text:p text:style-name="P26"><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6"><text:tab/>Pour compléter et valider ce cursus, j’ai effectué un stage dans une jeune entreprise dédiée au développement d'application E-santé regroupant des applications web 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oft-page-break/></text:p>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 node.js</text:p>
      <text:p text:style-name="P13">- express.js</text:p>
      <text:p text:style-name="P13">- Ubuntu O.S.</text:p>
      <text:p text:style-name="P13"><text:s/></text:p>
      <text:p text:style-name="P14"><text:s text:c="2"/><text:span text:style-name="T5"><text:s/>My training curse’s tutor was helpful and patient teaching me and showing tips, skills through the mecanism qnd methodoly of <text:s/>Java Script’s and front end deployment.</text:span></text:p>
      <text:p text:style-name="P15"/>
      <text:p text:style-name="P15">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
      <text:p text:style-name="P11"/>
      <text:p text:style-name="P11"/>
      <text:p text:style-name="P11">4. PRESENTATION DE L’ENTREPRISE :</text:p>
      <text:p text:style-name="P11"/>
      <text:p text:style-name="Standard"><text:span text:style-name="T22"><text:tab/></text:span><text:span text:style-name="T3">Symbio santé </text:span><text:span text:style-name="T7">est spécialisée dans le secteur d'activité de l'edition de logiciels applicatifs. <text:s/>Localisée à MONTPELLIER (34000), elle </text:span><text:span text:style-name="Strong_20_Emphasis"><text:span text:style-name="T8">conçoit et propose des outils informatiques de eSanté à la fois adaptés à la législation, mais aussi optimisés pour le confort des patients et l’efficacité des Professionnels de Santé.</text:span></text:span></text:p>
      <text:p text:style-name="P54"><text:line-break/><text:span text:style-name="T9"><text:line-break/></text:span><text:span text:style-name="T6"> </text:span></text:p>
      <text:p text:style-name="P10"/>
      <text:p text:style-name="P10"/>
      <text:p text:style-name="P46">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6">6. CAHIER DES CHARGES :</text:p>
      <text:p text:style-name="P11"/>
      <text:p text:style-name="P11"><text:tab/></text:p>
      <text:p text:style-name="P46">7. CONCEPTION </text:p>
      <text:p text:style-name="P10"/>
      <text:p text:style-name="P47">CSS : https://www.cssdebutant.com/debuter-en-css-les-balises-div-et-span.html</text:p>
      <text:p text:style-name="P38">méthodes de gestion des projets AGILE </text:p>
      <text:p text:style-name="P38"/>
      <text:p text:style-name="P39">Les méthodes agiles se sont développées séparément, jusqu’en 2001, où leurs créateurs sont</text:p>
      <text:p text:style-name="P43">arrivés à un consensus sous le label «Agile». Les traits essentiels et communs ont alors été</text:p>
      <text:p text:style-name="P43">formalisés en un manifeste nommé «le manifeste agile» (Manifeste Agile, 2001) prônant</text:p>
      <text:p text:style-name="P43">quatre valeurs principales:</text:p>
      <text:p text:style-name="P42"><text:span text:style-name="T24">• </text:span>priorité aux personnes et aux interactions par rapport aux procédures et outils,</text:p>
      <text:p text:style-name="P42"><text:span text:style-name="T24">• </text:span>priorité aux applications fonctionnelles par rapport à la documentation exhaustive,</text:p>
      <text:p text:style-name="P42"><text:span text:style-name="T24">• </text:span>priorité de la collaboration avec le client par rapport à la négociation de contrat,</text:p>
      <text:p text:style-name="P42"><text:span text:style-name="T24">• </text:span>priorité de l’acceptation du changement par rapport à la planification.</text:p>
      <text:p text:style-name="P44">De ces quatre valeurs, découlent douze principes généraux communs</text:p>
      <text:p text:style-name="P45"/>
      <text:p text:style-name="P40">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0">de flexibilité pour remédier immédiatement à tout changement (Abrahamsson </text:span><text:span text:style-name="T25">et al., </text:span><text:span text:style-name="T20">2002).</text:span></text:p>
      <text:p text:style-name="P17">Les principales caractéristiques de la méthode Scrum sont :</text:p>
      <text:p text:style-name="P16"><text:span text:style-name="T24">• </text:span>production organisée par une série de <text:span text:style-name="T26">sprints </text:span>(itérations) d’une durée de 2 à 4</text:p>
      <text:p text:style-name="P16">semaines,</text:p>
      <text:p text:style-name="P16"><text:span text:style-name="T24">• </text:span>exigences définies comme des éléments d’une liste appelée « <text:span text:style-name="T26">backlog </text:span>du produit »,</text:p>
      <text:p text:style-name="P16"><text:span text:style-name="T24">• </text:span>Produit (partiel) conçu, codé et testé pendant le <text:span text:style-name="T26">sprint,</text:span></text:p>
      <text:p text:style-name="P16"><text:span text:style-name="T24">• </text:span>équipe choisissant, à partir du <text:span text:style-name="T26">backlog </text:span>de produit, les éléments qu'elle s'engage à</text:p>
      <text:p text:style-name="P16">finir,</text:p>
      <text:p text:style-name="P16"><text:span text:style-name="T24">• </text:span><text:span text:style-name="T26">backlog </text:span>de sprint créé collectivement et identifiant les tâches et leur durée estimée</text:p>
      <text:p text:style-name="P16">(une à 16 heures),</text:p>
      <text:p text:style-name="P16"><text:span text:style-name="T24">• </text:span>réunion quotidienne de 15 minutes organisée pour répondre aux questions : Qu'astu</text:p>
      <text:p text:style-name="P16">fait hier ? Que vas-tu faire aujourd'hui ? Et qu’est ce qui ne marche pas ?</text:p>
      <text:p text:style-name="P16"><text:span text:style-name="T24">• </text:span>revue de <text:span text:style-name="T26">sprint </text:span>organisée à la fin de chaque <text:span text:style-name="T26">sprint</text:span>. L'équipe présente les</text:p>
      <text:p text:style-name="P16">réalisations ainsi qu’une démonstration des nouvelles fonctionnalités ou de</text:p>
      <text:p text:style-name="P16">l'architecture,</text:p>
      <text:p text:style-name="P16"><text:span text:style-name="T24">• </text:span>réflexion régulière sur les bonnes réalisations et les défaillances à la fin de chaque</text:p>
      <text:p text:style-name="P16"><text:span text:style-name="T26">sprint </text:span>(réunion de rétrospective).</text:p>
      <text:p text:style-name="P16"/>
      <text:p text:style-name="P41"><draw:frame draw:style-name="fr2" draw:name="gráficos1" text:anchor-type="paragraph" svg:x="0in" svg:y="0in" svg:width="4.5146in" svg:height="2.8925in" draw:z-index="61"><draw:image xlink:href="Pictures/1000000000000112000000B85504B189BAE69F30.jpg" xlink:type="simple" xlink:show="embed" xlink:actuate="onLoad"/></draw:frame> </text:p>
      <text:p text:style-name="P47">8. SUIVI DE PROJET ET GESTION DE VERSION</text:p>
      <text:p text:style-name="P10"/>
      <text:p text:style-name="P10"/>
      <text:p text:style-name="P10"><text:tab/></text:p>
      <text:p text:style-name="P10"><draw:frame draw:style-name="fr3" draw:name="Image4" text:anchor-type="paragraph" svg:x="-0.1465in" svg:y="0.8492in" svg:width="2.5063in" svg:height="1.8819in" draw:z-index="3"><draw:image xlink:href="Pictures/100002010000027E000001DF82914198A2800390.png" xlink:type="simple" xlink:show="embed" xlink:actuate="onLoad"/></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in" svg:y="0in" svg:width="6.6929in" svg:height="4.1827in" draw:z-index="4"><draw:image xlink:href="Pictures/10000000000006900000041A33819E2C2100EB69.png" xlink:type="simple" xlink:show="embed" xlink:actuate="onLoad"/></draw:frame></text:p>
      <text:p text:style-name="P46">9. DEVELOPPEMENT DU PROJET</text:p>
      <text:p text:style-name="P11"/>
      <text:p text:style-name="P11"><text:span text:style-name="T5">9.1 <text:s/>STRUCTURE DESIGNE PATTERN : </text:span>MVCR</text:p>
      <text:p text:style-name="P11"><text:tab/><text:span text:style-name="T20">-M</text:span><text:span text:style-name="T21">odel</text:span></text:p>
      <text:p text:style-name="P18"><text:tab/>-V<text:span text:style-name="T5">iew</text:span></text:p>
      <text:p text:style-name="P18"><text:tab/>-C<text:span text:style-name="T5">ontroller</text:span></text:p>
      <text:p text:style-name="P18"><text:tab/>-R<text:span text:style-name="T5">outes</text:span></text:p>
      <text:p text:style-name="P12"/>
      <text:p text:style-name="P12"/>
      <text:p text:style-name="P12"><draw:frame draw:style-name="fr2" draw:name="Image6" text:anchor-type="paragraph" svg:x="0in" svg:y="0in" svg:width="1.8701in" svg:height="5.389in" draw:z-index="21"><draw:image xlink:href="Pictures/10000000000000CA00000246CCBE5233C9729E7C.png" xlink:type="simple" xlink:show="embed" xlink:actuate="onLoad"/></draw:frame> <text:s text:c="2"/>Arborescence <text:s/>des 4 composants <text:s/>(compagnies, ecritures, journaux, pcg ) que j’ai crée en utilisant le design pattern MVCR.</text:p>
      <text:p text:style-name="P12"/>
      <text:p text:style-name="P12"><draw:frame draw:style-name="fr3" draw:name="Image7" text:anchor-type="paragraph" svg:x="5.2626in" svg:y="4.3in" svg:width="1.7161in" svg:height="2.4547in" draw:z-index="25"><draw:image xlink:href="Pictures/10000000000000EF00000156811F8EBB89334AD7.png" xlink:type="simple" xlink:show="embed" xlink:actuate="onLoad"/></draw:frame><draw:frame text:anchor-type="paragraph" draw:z-index="26" draw:name="Shape19" draw:style-name="gr5" draw:text-style-name="P75" svg:width="3.3724in" svg:height="2.1531in" svg:x="3.7783in" svg:y="1.5602in"><draw:text-box><text:p><text:span text:style-name="T32">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74" svg:x1="3.3921in" svg:y1="0.0098in" svg:x2="2.0193in" svg:y2="0.9201in"><text:p/></draw:line><draw:line text:anchor-type="paragraph" draw:z-index="23" draw:name="Shape17" draw:style-name="gr1" draw:text-style-name="P74" svg:x1="2.0575in" svg:y1="0.6575in" svg:x2="2.0193in" svg:y2="0.9201in"><text:p/></draw:line><draw:line text:anchor-type="paragraph" draw:z-index="24" draw:name="Shape18" draw:style-name="gr1" draw:text-style-name="P74" svg:x1="2.2504in" svg:y1="0.9201in" svg:x2="2.0193in" svg:y2="0.9201in"><text:p/></draw:line><draw:line text:anchor-type="paragraph" draw:z-index="27" draw:style-name="gr1" draw:text-style-name="P74" svg:x1="2.652in" svg:y1="5.3181in" svg:x2="2.6673in" svg:y2="5.3181in"><text:p/></draw:line><draw:line text:anchor-type="paragraph" draw:z-index="28" draw:name="Shape20" draw:style-name="gr1" draw:text-style-name="P74" svg:x1="7.4799in" svg:y1="5.9736in" svg:x2="3.4091in" svg:y2="5.9661in"><text:p/></draw:line><draw:frame text:anchor-type="paragraph" draw:z-index="29" draw:name="Shape21" draw:style-name="gr6" draw:text-style-name="P75" svg:width="1.2657in" svg:height="0.6406in" svg:x="3.5472in" svg:y="4.2764in"><draw:text-box><text:p>COTE SERVEUR</text:p><text:p>JavaScript </text:p><text:p>SQLite3</text:p></draw:text-box></draw:frame><draw:frame text:anchor-type="paragraph" draw:z-index="30" draw:name="Shape22" draw:style-name="gr7" draw:text-style-name="P75" svg:width="1.3587in" svg:height="0.9594in" svg:x="3.5161in" svg:y="6.0898in"><draw:text-box><text:p>COTE CLIENT</text:p><text:p>JavaScript</text:p><text:p>Css3</text:p><text:p>HTML5</text:p><text:p>JQUERY</text:p></draw:text-box></draw:frame> <text:s/></text:p>
      <text:p text:style-name="P48"/>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3.8583in" svg:y="0.0839in" svg:width="1.0925in" svg:height="0.528in" draw:z-index="1"><draw:image xlink:href="Pictures/10000201000001430000009CC5A43A084A0AB06C.png" xlink:type="simple" xlink:show="embed" xlink:actuate="onLoad"/></draw:frame></text:p>
      <text:p text:style-name="P12"><text:tab/>CÔTE SERVEUR :</text:p>
      <text:p text:style-name="P12"/>
      <text:p text:style-name="P30"><text:s/>Node.js est un environement <text:s/>logiciel libre, assez récent de développement en JavaScript orientées en particulier vers les applications web qui permet une montée en charge importante et une rapidité dans le traitement des données . </text:p>
      <text:p text:style-name="P30"/>
      <text:p text:style-name="P30"><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30"/>
      <text:p text:style-name="P30"/>
      <text:p text:style-name="P30"/>
      <text:p text:style-name="P30"/>
      <text:p text:style-name="P30"><text:s/>Grace à ses nombreux modules natifs et <text:s/>crées par une communauté de développeurs il permet de lancer un serveur web sans nécessité une plateforme externe tel que wamp, apache et permet de mieux contrôler la façon dont le serveur web fonctionne. </text:p>
      <text:p text:style-name="P19"/>
      <text:p text:style-name="P19"><draw:frame text:anchor-type="paragraph" draw:z-index="36" draw:name="Shape26" draw:style-name="gr10" draw:text-style-name="P75" svg:width="2.1217in" svg:height="0.2705in" svg:x="5.2756in" svg:y="0.0764in"><draw:text-box><text:p>Lancement du serveur Node.js</text:p></draw:text-box></draw:frame></text:p>
      <text:p text:style-name="P18"><draw:line text:anchor-type="paragraph" draw:z-index="33" draw:name="Shape23" draw:style-name="gr8" draw:text-style-name="P76" svg:x1="5.7461in" svg:y1="0.1543in" svg:x2="4.4807in" svg:y2="0.8724in"><text:p/></draw:line>Lancement du serveur NODE.JS </text:p>
      <text:p text:style-name="P19"/>
      <text:p text:style-name="P19">console terminal :</text:p>
      <text:p text:style-name="P19"><draw:frame draw:style-name="fr3"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9" draw:text-style-name="P76" svg:x1="4.4807in" svg:y1="0.0736in" svg:x2="4.4807in" svg:y2="0.2972in"><text:p/></draw:line></text:p>
      <text:p text:style-name="P19"><draw:line text:anchor-type="paragraph" draw:z-index="35" draw:name="Shape25" draw:style-name="gr8" draw:text-style-name="P76" svg:x1="4.7327in" svg:y1="0.1673in" svg:x2="4.4807in" svg:y2="0.1055in"><text:p/></draw:line></text:p>
      <text:p text:style-name="P19"><draw:line text:anchor-type="paragraph" draw:z-index="37" draw:name="Shape27" draw:style-name="gr8" draw:text-style-name="P76" svg:x1="4.8276in" svg:y1="1.3874in" svg:x2="4.8201in" svg:y2="2.2283in"><text:p/></draw:line><draw:line text:anchor-type="paragraph" draw:z-index="38" draw:name="Shape28" draw:style-name="gr8" draw:text-style-name="P76" svg:x1="4.828in" svg:y1="1.3874in" svg:x2="3.9945in" svg:y2="1.3799in"><text:p/></draw:line><draw:line text:anchor-type="paragraph" draw:z-index="39" draw:name="Shape29" draw:style-name="gr8" draw:text-style-name="P76" svg:x1="4.8276in" svg:y1="2.2283in" svg:x2="3.9638in" svg:y2="2.2283in"><text:p/></draw:line><draw:frame text:anchor-type="paragraph" draw:z-index="40" draw:name="Shape30" draw:style-name="gr11" draw:text-style-name="P75" svg:width="2.3614in" svg:height="0.3843in" svg:x="4.9283in" svg:y="1.4417in"><draw:text-box><text:p>Chargement des routes nécessaires au lancement de l’application .</text:p></draw:text-box></draw:frame><draw:line text:anchor-type="paragraph" draw:z-index="41" draw:name="Shape31" draw:style-name="gr8" draw:text-style-name="P76" svg:x1="1.9882in" svg:y1="1.0327in" svg:x2="4.8898in" svg:y2="0.6319in"><text:p/></draw:line><draw:line text:anchor-type="paragraph" draw:z-index="42" draw:name="Shape32" draw:style-name="gr8" draw:text-style-name="P76" svg:x1="2.0728in" svg:y1="0.9327in" svg:x2="1.9882in" svg:y2="1.0327in"><text:p/></draw:line><draw:line text:anchor-type="paragraph" draw:z-index="43" draw:name="Shape33" draw:style-name="gr8" draw:text-style-name="P76" svg:x1="2.1272in" svg:y1="1.0717in" svg:x2="1.9882in" svg:y2="1.0327in"><text:p/></draw:line><draw:frame text:anchor-type="paragraph" draw:z-index="44" draw:name="Shape34" draw:style-name="gr12" draw:text-style-name="P75" svg:width="2.4386in" svg:height="0.2543in" svg:x="4.8972in" svg:y="0.3543in"><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49">9.4 API de JAVA SCRIPT</text:p>
      <text:p text:style-name="P19"/>
      <text:p text:style-name="P19">9.4.1 <text:span text:style-name="T23"><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0854in" svg:y="1.111in" svg:width="6.6929in" svg:height="1.361in" draw:z-index="5"><draw:image xlink:href="Pictures/1000000000000321000000A3098497AA897D1A68.png" xlink:type="simple" xlink:show="embed" xlink:actuate="onLoad"/></draw:frame></text:p>
      <text:p text:style-name="P19"><draw:frame text:anchor-type="paragraph" draw:z-index="20" draw:name="Shape15" draw:style-name="gr4" draw:text-style-name="P75"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74" svg:x1="0.3602in" svg:y1="0.152in" svg:x2="0.5075in" svg:y2="0.561in"><text:p/></draw:line>la méthode .ready lancera la fonction anonyme.</text:p>
      <text:p text:style-name="P19"><draw:line text:anchor-type="paragraph" draw:z-index="9" draw:name="Shape4" draw:style-name="gr1" draw:text-style-name="P74" svg:x1="-0.1799in" svg:y1="2.4618in" svg:x2="0.6921in" svg:y2="1.4118in"><text:p/></draw:line><draw:line text:anchor-type="paragraph" draw:z-index="10" draw:name="Shape5" draw:style-name="gr1" draw:text-style-name="P74" svg:x1="0.522in" svg:y1="1.4118in" svg:x2="0.6921in" svg:y2="1.4118in"><text:p/></draw:line><draw:line text:anchor-type="paragraph" draw:z-index="11" draw:name="Shape6" draw:style-name="gr1" draw:text-style-name="P74" svg:x1="0.7461in" svg:y1="1.5591in" svg:x2="0.6925in" svg:y2="1.4118in"><text:p/></draw:line><draw:frame text:anchor-type="paragraph" draw:z-index="12" draw:name="Shape7" draw:style-name="gr2" draw:text-style-name="P75" svg:width="1.9685in" svg:height="0.9642in" svg:x="-0.4425in" svg:y="2.5311in"><draw:text-box><text:p>Par la méthode post, nous invoquons la route ‘sigleEdit’ côté serveur </text:p></draw:text-box></draw:frame><draw:line text:anchor-type="paragraph" draw:z-index="13" draw:name="Shape8" draw:style-name="gr1" draw:text-style-name="P74" svg:x1="3.9406in" svg:y1="2.4535in" svg:x2="3.748in" svg:y2="1.3965in"><text:p/></draw:line><draw:line text:anchor-type="paragraph" draw:z-index="14" draw:name="Shape9" draw:style-name="gr1" draw:text-style-name="P74" svg:x1="3.6701in" svg:y1="1.5201in" svg:x2="3.748in" svg:y2="1.3965in"><text:p/></draw:line><draw:line text:anchor-type="paragraph" draw:z-index="15" draw:name="Shape10" draw:style-name="gr1" draw:text-style-name="P74" svg:x1="3.8709in" svg:y1="1.4508in" svg:x2="3.748in" svg:y2="1.3965in"><text:p/></draw:line><draw:frame text:anchor-type="paragraph" draw:z-index="16" draw:name="Shape11" draw:style-name="gr3" draw:text-style-name="P75" svg:width="2.2378in" svg:height="0.687in" svg:x="3.161in" svg:y="2.4846in"><draw:text-box><text:p>On rattache un callBack à la méthode .done (promesse). </text:p></draw:text-box></draw:frame></text:p>
      <text:p text:style-name="P19"><draw:line text:anchor-type="paragraph" draw:z-index="8" draw:name="Shape3" draw:style-name="gr1" draw:text-style-name="P74" svg:x1="0.5992in" svg:y1="0.0315in" svg:x2="0.5146in" svg:y2="0.178in"><text:p/></draw:line><draw:line text:anchor-type="paragraph" draw:z-index="7" draw:name="Shape2" draw:style-name="gr1" draw:text-style-name="P74" svg:x1="0.3606in" svg:y1="0.0878in" svg:x2="0.515in" svg:y2="0.178in"><text:p/></draw:line><draw:line text:anchor-type="paragraph" draw:z-index="17" draw:name="Shape12" draw:style-name="gr1" draw:text-style-name="P74" svg:x1="5.3217in" svg:y1="0.0228in" svg:x2="5.3217in" svg:y2="0.6102in"><text:p/></draw:line></text:p>
      <text:p text:style-name="P19"/>
      <text:p text:style-name="P19"><draw:line text:anchor-type="paragraph" draw:z-index="18" draw:name="Shape13" draw:style-name="gr1" draw:text-style-name="P74" svg:x1="5.1673in" svg:y1="0.1508in" svg:x2="5.3217in" svg:y2="0.2736in"><text:p/></draw:line><draw:line text:anchor-type="paragraph" draw:z-index="19" draw:name="Shape14" draw:style-name="gr1" draw:text-style-name="P74" svg:x1="5.476in" svg:y1="0.1508in" svg:x2="5.3213in" svg:y2="0.2736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in" svg:y="0in" svg:width="6.6929in" svg:height="0.9744in" draw:z-index="31"><draw:image xlink:href="Pictures/100000000000039F000000872870A1FDC2A0327E.png" xlink:type="simple" xlink:show="embed" xlink:actuate="onLoad"/></draw:frame></text:p>
      <text:p text:style-name="P19"/>
      <text:p text:style-name="P19"/>
      <text:p text:style-name="Standard">Partie on copydata de html </text:p>
      <text:p text:style-name="P52">UTILISATION FORMAT DE DONNEES JSON</text:p>
      <text:p text:style-name="P29"/>
      <text:p text:style-name="P34"><text:span text:style-name="T27">(JavaScript Object Notation – Notation Objet issue de JavaScript) est un format léger d'échange de données. </text:span><text:span text:style-name="T28">Il est facile à lire ou à écrire pour des humains. Il est aisément analysable ou générable par des machines. </text:span></text:p>
      <text:p text:style-name="P25"/>
      <text:p text:style-name="P29"/>
      <text:p text:style-name="P29"><draw:frame draw:style-name="fr3" draw:name="Image13" text:anchor-type="paragraph" svg:x="0in" svg:y="0.1256in" svg:width="7.2516in" svg:height="1.7161in" draw:z-index="62"><draw:image xlink:href="Pictures/1000000000000435000000FF67CE4F4DBF8971CB.png" xlink:type="simple" xlink:show="embed" xlink:actuate="onLoad"/></draw:frame><draw:line text:anchor-type="paragraph" draw:z-index="63" draw:name="Shape49" draw:style-name="gr1" draw:text-style-name="P74" svg:x1="0.3909in" svg:y1="2.2874in" svg:x2="1.1165in" svg:y2="0.9366in"><text:p/></draw:line><draw:line text:anchor-type="paragraph" draw:z-index="64" draw:name="Shape50" draw:style-name="gr1" draw:text-style-name="P74" svg:x1="0.9083in" svg:y1="0.9748in" svg:x2="1.1165in" svg:y2="0.9366in"><text:p/></draw:line><draw:line text:anchor-type="paragraph" draw:z-index="65" draw:name="Shape51" draw:style-name="gr1" draw:text-style-name="P74" svg:x1="1.1165in" svg:y1="1.1138in" svg:x2="1.1165in" svg:y2="0.9366in"><text:p/></draw:line><draw:custom-shape text:anchor-type="paragraph" draw:z-index="66" draw:name="Shape52" draw:style-name="gr18" svg:width="4.8689in" svg:height="0.1925in" svg:x="1.0398in" svg:y="0.7283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5"><text:s text:c="12"/></text:p>
      <text:p text:style-name="P25"><text:s text:c="2"/></text:p>
      <text:p text:style-name="P24">Création d’un<text:span text:style-name="T29">e structure de donnée </text:span>JSON <text:span text:style-name="T29">de type objet {clé : valeur }  qui ensuite par une requête ajax $.post transmettra au serveur nos données <text:s/>‘data’. </text:span></text:p>
      <text:p text:style-name="P51">REQUÊTES CLIENT UTILISEES : </text:p>
      <text:p text:style-name="P28"/>
      <text:p text:style-name="P23">GET et POST :</text:p>
      <text:p text:style-name="P23"/>
      <text:p text:style-name="P23"><text:span text:style-name="Strong_20_Emphasis"><text:span text:style-name="T18">GET</text:span></text:span><text:line-break/><text:span text:style-name="T18">C'est la méthode la plus courante pour demander une ressource. Une requête </text:span><text:span text:style-name="Strong_20_Emphasis"><text:span text:style-name="T18">GET</text:span></text:span><text:span text:style-name="T19"> </text:span><text:span text:style-name="T18">est sans effet sur la ressource, il doit être possible de répéter la requête sans effet.</text:span></text:p>
      <text:p text:style-name="P23"><text:span text:style-name="Strong_20_Emphasis"><text:span text:style-name="T18">POST</text:span></text:span><text:span text:style-name="T18"><text:line-break/>Cette méthode doit être utilisée lorsqu'une requête modifie la ressource.</text:span></text:p>
      <text:p text:style-name="P49"/>
      <text:p text:style-name="P19">FRONT END et RESPONSIVE </text:p>
      <text:p text:style-name="P19"/>
      <text:p text:style-name="P19">Utilisation de BOOT STRAP </text:p>
      <text:p text:style-name="P19"/>
      <text:p text:style-name="P50"><text:span text:style-name="T30">FEUILLES DE STYLE CSS </text:span>: <text:span text:style-name="T31">Pour plus de clarté dans le codage et par convention j’ai séparé la partie CSS du HTML . Tout ceci en créant un fichier style.css en regroupant les propriétés css des pages web créees </text:span></text:p>
      <text:p text:style-name="P20"/>
      <text:p text:style-name="P58"/>
      <text:p text:style-name="P58"/>
      <text:p text:style-name="P59">exemple : dans fichier ecritures.html </text:p>
      <text:p text:style-name="P61"/>
      <text:p text:style-name="P61"><draw:frame draw:style-name="fr2" draw:name="Image16" text:anchor-type="paragraph" svg:x="0in" svg:y="0in" svg:width="3.4256in" svg:height="0.2311in" draw:z-index="69"><draw:image xlink:href="Pictures/100000000000017200000019E1B7A3C0131E9653.png" xlink:type="simple" xlink:show="embed" xlink:actuate="onLoad"/></draw:frame></text:p>
      <text:p text:style-name="P62"/>
      <text:p text:style-name="P62"/>
      <text:p text:style-name="P73">(fichier style.css) </text:p>
      <text:p text:style-name="P22"/>
      <text:p text:style-name="P21"><text:span text:style-name="Emphasis"><text:span text:style-name="T13">Grace à la propriété <text:s/>‘background</text:span></text:span><text:span text:style-name="T13">-</text:span><text:span text:style-name="Emphasis"><text:span text:style-name="T13">color’ <text:s/>j’ai pu définir </text:span></text:span><text:span text:style-name="T13">la couleur utilisée pour l'arrière-plan d'un élément </text:span><text:span text:style-name="T14">. </text:span><text:span text:style-name="Emphasis"><text:span text:style-name="T13">Cela m’a permi de réutiliser mon css dans plusieurs pages webs de l’application </text:span></text:span></text:p>
      <text:p text:style-name="P19"><draw:frame draw:style-name="fr3" draw:name="Image14" text:anchor-type="paragraph" svg:x="-0.0146in" svg:y="0.1882in" svg:width="3.2992in" svg:height="1.8453in" draw:z-index="67"><draw:image xlink:href="Pictures/1000000000000194000000E277C325546CBF37E5.png" xlink:type="simple" xlink:show="embed" xlink:actuate="onLoad"/></draw:frame></text:p>
      <text:p text:style-name="P19"/>
      <text:p text:style-name="P19"><draw:line text:anchor-type="paragraph" draw:z-index="70" draw:name="Shape53" draw:style-name="gr1" draw:text-style-name="P74" svg:x1="3.1382in" svg:y1="0.1154in" svg:x2="5.5453in" svg:y2="2.7772in"><text:p/></draw:line></text:p>
      <text:p text:style-name="P19"/>
      <text:p text:style-name="P19"/>
      <text:p text:style-name="P19"><draw:line text:anchor-type="paragraph" draw:z-index="71" draw:name="Shape54" draw:style-name="gr1" draw:text-style-name="P74" svg:x1="3.0535in" svg:y1="0.1272in" svg:x2="5.1287in" svg:y2="2.4264in"><text:p/></draw:line></text:p>
      <text:p text:style-name="P19"/>
      <text:p text:style-name="P19"/>
      <text:p text:style-name="P19"/>
      <text:p text:style-name="P19"><draw:line text:anchor-type="paragraph" draw:z-index="72" draw:name="Shape55" draw:style-name="gr1" draw:text-style-name="P74" svg:x1="3.0535in" svg:y1="0.0854in" svg:x2="4.7043in" svg:y2="1.9138in"><text:p/></draw:line></text:p>
      <text:p text:style-name="P19"/>
      <text:p text:style-name="P19"><draw:frame text:anchor-type="paragraph" draw:z-index="73" draw:name="Shape56" draw:style-name="gr19" draw:text-style-name="P75" svg:width="1.8295in" svg:height="0.2394in" svg:x="4.9047in" svg:y="0.011in"><draw:text-box><text:p>Dégradé de couleur </text:p></draw:text-box></draw:frame></text:p>
      <text:p text:style-name="P19"><draw:frame draw:style-name="fr3" draw:name="Image15" text:anchor-type="paragraph" svg:x="-0.0543in" svg:y="0.6839in" svg:width="5.7701in" svg:height="0.7772in" draw:z-index="68"><draw:image xlink:href="Pictures/10000000000004A3000000A09769B8B1FF09C567.png" xlink:type="simple" xlink:show="embed" xlink:actuate="onLoad"/></draw:frame></text:p>
      <text:p text:style-name="P49"><text:span text:style-name="T23">BASE DE DONNEES </text:span>: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7">TEST :</text:p>
      <text:p text:style-name="P19"><draw:frame draw:style-name="fr3" draw:name="Image11" text:anchor-type="paragraph" svg:x="0in" svg:y="0.1236in" svg:width="3.75in" svg:height="1.2866in" draw:z-index="60"><draw:image xlink:href="Pictures/10000000000001950000008B1192573977799C71.png" xlink:type="simple" xlink:show="embed" xlink:actuate="onLoad"/></draw:frame></text:p>
      <text:p text:style-name="P19"/>
      <text:p text:style-name="P19"/>
      <text:p text:style-name="P19"/>
      <text:p text:style-name="P19"/>
      <text:p text:style-name="P19"/>
      <text:p text:style-name="P19"><draw:frame text:anchor-type="paragraph" draw:z-index="50" draw:name="Shape39" draw:style-name="gr15" draw:text-style-name="P75" svg:width="2.0217in" svg:height="0.3551in" svg:x="3.8252in" svg:y="0.15in"><draw:text-box><text:p>WHERE <text:span text:style-name="T33">pieceid</text:span>=34 </text:p></draw:text-box></draw:frame><draw:line text:anchor-type="paragraph" draw:z-index="51" draw:name="Shape40" draw:style-name="gr1" draw:text-style-name="P74" svg:x1="3.8016in" svg:y1="0.0413in" svg:x2="5.2217in" svg:y2="0.0339in"><text:p/></draw:line><draw:line text:anchor-type="paragraph" draw:z-index="52" draw:name="Shape41" draw:style-name="gr1" draw:text-style-name="P74" svg:x1="5.2138in" svg:y1="0.4197in" svg:x2="5.2213in" svg:y2="0.0417in"><text:p/></draw:line><draw:line text:anchor-type="paragraph" draw:z-index="53" draw:name="Shape42" draw:style-name="gr1" draw:text-style-name="P74" svg:x1="3.8016in" svg:y1="0.0417in" svg:x2="3.7862in" svg:y2="0.4354in"><text:p/></draw:line></text:p>
      <text:p text:style-name="P19"><draw:line text:anchor-type="paragraph" draw:z-index="47" draw:name="Shape36" draw:style-name="gr14" draw:text-style-name="P74" svg:x1="3.7862in" svg:y1="0.1583in" svg:x2="2.7909in" svg:y2="1.4319in"><text:p/></draw:line></text:p>
      <text:p text:style-name="P27"><draw:line text:anchor-type="paragraph" draw:z-index="54" draw:name="Shape43" draw:style-name="gr1" draw:text-style-name="P74" svg:x1="3.7862in" svg:y1="0.0524in" svg:x2="5.2142in" svg:y2="0.0362in"><text:p/></draw:line>RESLUTAT : </text:p>
      <text:p text:style-name="P19"/>
      <text:p text:style-name="P19"><draw:frame draw:style-name="fr2" draw:name="Image12" text:anchor-type="paragraph" svg:x="0in" svg:y="0in" svg:width="6.0189in" svg:height="2.3425in" draw:z-index="45"><draw:image xlink:href="Pictures/100000000000028A000000FD28D4222F9C8A0536.png" xlink:type="simple" xlink:show="embed" xlink:actuate="onLoad"/></draw:frame><draw:custom-shape text:anchor-type="paragraph" draw:z-index="46" draw:name="Shape35" draw:style-name="gr13" draw:text-style-name="P77" svg:width="0.1469in" svg:height="1.0724in" svg:x="2.5209in" svg:y="1.1272in"><text:p/><draw:enhanced-geometry svg:viewBox="0 0 21600 21600" draw:type="rectangle" draw:enhanced-path="M 0 0 L 21600 0 21600 21600 0 21600 0 0 Z N"/></draw:custom-shape><draw:line text:anchor-type="paragraph" draw:z-index="48" draw:name="Shape37" draw:style-name="gr1" draw:text-style-name="P74" svg:x1="2.7909in" svg:y1="0.7102in" svg:x2="2.7909in" svg:y2="0.8567in"><text:p/></draw:line><draw:line text:anchor-type="paragraph" draw:z-index="49" draw:name="Shape38" draw:style-name="gr1" draw:text-style-name="P74" svg:x1="2.922in" svg:y1="0.8571in" svg:x2="2.7909in" svg:y2="0.8571in"><text:p/></draw:line><draw:custom-shape text:anchor-type="paragraph" draw:z-index="55" draw:name="Shape44" draw:style-name="gr16" draw:text-style-name="P77" svg:width="0.1315in" svg:height="1.0807in" svg:x="-0.2339in" svg:y="1.10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74" svg:x1="-0.1256in" svg:y1="2.2898in" svg:x2="0.8618in" svg:y2="2.6295in"><text:p/></draw:line><draw:line text:anchor-type="paragraph" draw:z-index="57" draw:name="Shape46" draw:style-name="gr14" draw:text-style-name="P74" svg:x1="-0.0799in" svg:y1="2.4441in" svg:x2="-0.1256in" svg:y2="2.2898in"><text:p/></draw:line><draw:line text:anchor-type="paragraph" draw:z-index="58" draw:name="Shape47" draw:style-name="gr14" draw:text-style-name="P74" svg:x1="0.0437in" svg:y1="2.2516in" svg:x2="-0.1256in" svg:y2="2.2898in"><text:p/></draw:line><draw:frame text:anchor-type="paragraph" draw:z-index="59" draw:name="Shape48" draw:style-name="gr17" draw:text-style-name="P75" svg:width="2.778in" svg:height="0.4169in" svg:x="0.9618in" svg:y="2.4209in"><draw:text-box><text:p>Nombre de lignes de la table écritures ayant la même <text:span text:style-name="T33">pieceid </text:span></text:p></draw:text-box></draw:frame></text:p>
      <text:p text:style-name="P49">TEST UNITAIRE : module MOCHA.js et CHAI.js</text:p>
      <text:p text:style-name="P19"/>
      <text:p text:style-name="Standard"><text:span text:style-name="T4"><text:s/></text:span><text:span text:style-name="Emphasis"><text:span text:style-name="T11">Mocha</text:span></text:span><text:span text:style-name="T16">  </text:span><text:span text:style-name="T10">est un “test-runner” </text:span><text:span text:style-name="Emphasis"><text:span text:style-name="T11">javascript</text:span></text:span><text:span text:style-name="T16"> </text:span><text:span text:style-name="T10">qui fonctionne aussi bien sur</text:span><text:span text:style-name="Emphasis"><text:span text:style-name="T11">Node.js </text:span></text:span><text:span text:style-name="T16"> </text:span><text:span text:style-name="T10">que dans un navigateur web.</text:span><text:span text:style-name="T15">  </text:span><text:span text:style-name="T16">Il permet de faire des tests asynchrones et synchrones. </text:span></text:p>
      <text:p text:style-name="P33"/>
      <text:p text:style-name="Standard"><text:span text:style-name="T10"><text:s/></text:span><text:a xlink:type="simple" xlink:href="http://chaijs.com/" text:style-name="Internet_20_link" text:visited-style-name="Visited_20_Internet_20_Link"><text:span text:style-name="T17">Chai</text:span></text:a><text:span text:style-name="T12"> </text:span><text:span text:style-name="T10">est une librairie d’assertion assez complète, permettant plusieurs syntaxes :</text:span></text:p>
      <text:p text:style-name="P32"/>
      <text:p text:style-name="P33">Installation : </text:p>
      <text:p text:style-name="P19"/>
      <text:p text:style-name="P35">$ npm install -g mocha</text:p>
      <text:p text:style-name="P31">vérification installation </text:p>
      <text:p text:style-name="P35">$ mocha version</text:p>
      <text:p text:style-name="P35">3.2.0</text:p>
      <text:p text:style-name="P35"/>
      <text:p text:style-name="P35"/>
      <text:p text:style-name="P53"/>
      <text:p text:style-name="P64">English user's guide   </text:p>
      <text:p text:style-name="P64"/>
      <text:p text:style-name="P64">Mcompta software :</text:p>
      <text:p text:style-name="P64"/>
      <text:p text:style-name="P64">Contents</text:p>
      <text:p text:style-name="P64"/>
      <text:p text:style-name="P64"/>
      <text:list xml:id="list5772671678545212339" text:style-name="L1">
        <text:list-item>
          <text:p text:style-name="P65">Introduction :</text:p>
        </text:list-item>
      </text:list>
      <text:p text:style-name="P64"><text:s/></text:p>
      <text:p text:style-name="P69"/>
      <text:p text:style-name="P69">'Mcompta' is SaaS ( Software As A Service ) web application created to facilitate and to improve accounting managment company for health's professional. <text:s/></text:p>
      <text:p text:style-name="P69"/>
      <text:list xml:id="list145006264664022" text:continue-numbering="true" text:style-name="L1">
        <text:list-item>
          <text:p text:style-name="P65">Getting start :</text:p>
        </text:list-item>
      </text:list>
      <text:p text:style-name="P64"/>
      <text:p text:style-name="P67"><draw:frame draw:style-name="fr3" draw:name="Image18" text:anchor-type="paragraph" svg:x="4.9772in" svg:y="0.1283in" svg:width="0.9016in" svg:height="0.5409in" draw:z-index="75"><draw:image xlink:href="Pictures/1000020100000122000000AE3107678B40987312.png" xlink:type="simple" xlink:show="embed" xlink:actuate="onLoad"/></draw:frame><text:span text:style-name="T5"><text:tab/></text:span></text:p>
      <text:p text:style-name="P67"><draw:frame draw:style-name="fr3" draw:name="Image17" text:anchor-type="paragraph" svg:x="4.3752in" svg:y="0.0929in" svg:width="0.4102in" svg:height="0.2882in" draw:z-index="74"><draw:image xlink:href="Pictures/100002010000010C000000BC3FA052A3DAE55AF6.png" xlink:type="simple" xlink:show="embed" xlink:actuate="onLoad"/></draw:frame><text:span text:style-name="T5"/></text:p>
      <text:p text:style-name="P67"><text:span text:style-name="T5">- CHECK OUT your internet connection is available. <text:s text:c="6"/></text:span></text:p>
      <text:p text:style-name="P64"/>
      <text:p text:style-name="P64"><draw:frame draw:style-name="fr3" draw:name="Image20" text:anchor-type="paragraph" svg:x="4.761in" svg:y="0.1083in" svg:width="1.2717in" svg:height="0.7126in" draw:z-index="85"><draw:image xlink:href="Pictures/100002010000012C000000A8CF9F3149DA996BAC.png" xlink:type="simple" xlink:show="embed" xlink:actuate="onLoad"/></draw:frame><text:span text:style-name="T5"/></text:p>
      <text:p text:style-name="P64"><text:span text:style-name="T5"/></text:p>
      <text:p text:style-name="P64"><text:span text:style-name="T5">- NEXT From any web browser, connect to this web site direction :</text:span></text:p>
      <text:p text:style-name="P70">www:// </text:p>
      <text:p text:style-name="P64"/>
      <text:p text:style-name="P64"/>
      <text:list xml:id="list145006434648675" text:continue-numbering="true" text:style-name="L1">
        <text:list-item>
          <text:p text:style-name="P65">Setting up a new user's access company :</text:p>
        </text:list-item>
      </text:list>
      <text:p text:style-name="P64"/>
      <text:p text:style-name="P69">Starting the software for first time, you will have to manage user accounts. A prompt window appears and guide you to set up preferences user.</text:p>
      <text:p text:style-name="P64"/>
      <text:p text:style-name="P64"/>
      <text:list xml:id="list145005296101905" text:continue-numbering="true" text:style-name="L1">
        <text:list-item>
          <text:p text:style-name="P66">How to Process your data :</text:p>
        </text:list-item>
      </text:list>
      <text:p text:style-name="P68"/>
      <text:p text:style-name="P68"/>
      <text:p text:style-name="P68"><draw:frame text:anchor-type="paragraph" draw:z-index="80" draw:name="Shape60" draw:style-name="gr22" draw:text-style-name="P79" svg:width="1.7362in" svg:height="0.576in" svg:x="2.2118in" svg:y="0.0134in"><draw:text-box><text:p text:style-name="P78"><text:span text:style-name="T34">2) click add button to validate</text:span></text:p></draw:text-box></draw:frame><draw:frame text:anchor-type="paragraph" draw:z-index="79" draw:name="Shape59" draw:style-name="gr21" draw:text-style-name="P79" svg:width="1.8906in" svg:height="0.3323in" svg:x="5.4992in" svg:y="0.1244in"><draw:text-box><text:p text:style-name="P78"><text:span text:style-name="T34">1) Imput name company</text:span></text:p></draw:text-box></draw:frame></text:p>
      <text:list xml:id="list145005808746523" text:continue-numbering="true" text:style-name="L1">
        <text:list-header>
          <text:p text:style-name="P66"><text:span text:style-name="T5"><text:s/>- new company :</text:span></text:p>
        </text:list-header>
      </text:list>
      <text:p text:style-name="P69"><draw:frame draw:style-name="fr4" draw:name="Image19" text:anchor-type="paragraph" svg:x="0.9799in" svg:y="0.0472in" svg:width="6.2791in" svg:height="0.6992in" draw:z-index="76"><draw:image xlink:href="Pictures/10000000000005D2000000A612E5978AEC96A00E.png" xlink:type="simple" xlink:show="embed" xlink:actuate="onLoad"/></draw:frame><draw:line text:anchor-type="paragraph" draw:z-index="77" draw:name="Shape57" draw:style-name="gr20" draw:text-style-name="P74" svg:x1="5.4992in" svg:y1="0.0925in" svg:x2="5.2063in" svg:y2="0.4953in"><text:p/></draw:line><draw:line text:anchor-type="paragraph" draw:z-index="78" draw:name="Shape58" draw:style-name="gr20" draw:text-style-name="P74" svg:x1="2.2118in" svg:y1="0.0472in" svg:x2="1.3327in" svg:y2="0.5106in"><text:p/></draw:line></text:p>
      <text:p text:style-name="P69"/>
      <text:p text:style-name="P69"><draw:line text:anchor-type="paragraph" draw:z-index="81" draw:name="Shape61" draw:style-name="gr20" draw:text-style-name="P74" svg:x1="1.3327in" svg:y1="0.187in" svg:x2="1.402in" svg:y2="0.0634in"><text:p/></draw:line><draw:line text:anchor-type="paragraph" draw:z-index="82" draw:name="Shape62" draw:style-name="gr20" draw:text-style-name="P74" svg:x1="1.448in" svg:y1="0.2638in" svg:x2="1.3327in" svg:y2="0.1866in"><text:p/></draw:line><draw:line text:anchor-type="paragraph" draw:z-index="83" draw:name="Shape63" draw:style-name="gr20" draw:text-style-name="P74" svg:x1="5.2063in" svg:y1="0.0402in" svg:x2="5.2063in" svg:y2="0.1713in"><text:p/></draw:line><draw:line text:anchor-type="paragraph" draw:z-index="84" draw:name="Shape64" draw:style-name="gr20" draw:text-style-name="P74" svg:x1="5.337in" svg:y1="0.1717in" svg:x2="5.2063in" svg:y2="0.1717in"><text:p/></draw:line></text:p>
      <text:p text:style-name="P69"/>
      <text:list xml:id="list145005756307377" text:continue-numbering="true" text:style-name="L1">
        <text:list-header>
          <text:p text:style-name="P71"><text:s text:c="12"/>- accounting new paper :</text:p>
        </text:list-header>
      </text:list>
      <text:p text:style-name="P69"/>
      <text:p text:style-name="P69"/>
      <text:p text:style-name="P69"/>
      <text:list xml:id="list145005004064045" text:continue-numbering="true" text:style-name="L1">
        <text:list-header>
          <text:p text:style-name="P71"><text:s text:c="2"/></text:p>
          <text:p text:style-name="P71"><text:s text:c="2"/>- counts :</text:p>
        </text:list-header>
      </text:list>
      <text:p text:style-name="P69"/>
      <text:p text:style-name="P69"/>
      <text:p text:style-name="P69"/>
      <text:p text:style-name="P69"/>
      <text:p text:style-name="P69"><text:tab/> <text:s/>- writing accountant :</text:p>
      <text:p text:style-name="P64"/>
      <text:p text:style-name="P37"><text:tab/> <text:s/></text:p>
      <text:p text:style-name="P37"/>
      <text:p text:style-name="P37"><text:s/><text:span text:style-name="T5"><text:s/></text:span></text:p>
      <text:p text:style-name="P37"/>
      <text:p text:style-name="P37"/>
      <text:p text:style-name="P37"/>
      <text:p text:style-name="P37"/>
      <text:p text:style-name="P37"><text:soft-page-break/></text:p>
      <text:list xml:id="list145004593085741" text:continue-numbering="true" text:style-name="L1">
        <text:list-header>
          <text:p text:style-name="P63"/>
        </text:list-header>
      </text:list>
      <text:p text:style-name="P36"/>
      <text:p text:style-name="P49">10. BILAN</text:p>
      <text:p text:style-name="P19"/>
      <text:p text:style-name="P19">10.1.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20T14:50:03.478830475</dc:date>
    <meta:editing-cycles>78</meta:editing-cycles>
    <meta:editing-duration>PT23H18M45S</meta:editing-duration>
    <meta:document-statistic meta:table-count="0" meta:image-count="21" meta:object-count="0" meta:page-count="22" meta:paragraph-count="154" meta:word-count="1976" meta:character-count="12788" meta:non-whitespace-character-count="10762"/>
    <meta:template xlink:type="simple" xlink:actuate="onRequest" xlink:title="" xlink:href="../../../../C:/Users/titi/Documents/persoNotes/RAPPORT%20DE%20STAGE%20Thierry%20ALBAREDA%20Dev%20log%202016%202017.odt/Normal"/>
  </office:meta>
</office:document-meta>
</file>